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officeooo:rsid="0024d46c" officeooo:paragraph-rsid="0024d46c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0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>
      <style:paragraph-properties fo:text-align="justify" style:justify-single-word="false"/>
      <style:text-properties officeooo:paragraph-rsid="0010e013"/>
    </style:style>
    <style:style style:name="P29" style:family="paragraph" style:parent-style-name="Heading_20_2">
      <style:paragraph-properties fo:text-align="justify" style:justify-single-word="false" fo:break-before="page"/>
    </style:style>
    <style:style style:name="P30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1" style:family="paragraph" style:parent-style-name="Heading_20_2">
      <style:paragraph-properties fo:margin-top="0cm" fo:margin-bottom="0.21cm" style:contextual-spacing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2628e5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238621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style:font-name="Arial" fo:font-size="12pt" fo:font-weight="normal" officeooo:rsid="00238621" style:font-name-asian="Courier New" style:font-size-asian="12pt" style:font-weight-asian="normal" style:font-name-complex="Courier New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3" style:family="text">
      <style:text-properties officeooo:rsid="0010e013"/>
    </style:style>
    <style:style style:name="T14" style:family="text">
      <style:text-properties officeooo:rsid="001241a6"/>
    </style:style>
    <style:style style:name="T15" style:family="text">
      <style:text-properties officeooo:rsid="00173471"/>
    </style:style>
    <style:style style:name="T16" style:family="text">
      <style:text-properties officeooo:rsid="001db022"/>
    </style:style>
    <style:style style:name="T17" style:family="text">
      <style:text-properties officeooo:rsid="001f81cb"/>
    </style:style>
    <style:style style:name="T18" style:family="text">
      <style:text-properties officeooo:rsid="00238621"/>
    </style:style>
    <style:style style:name="T19" style:family="text">
      <style:text-properties officeooo:rsid="002738db"/>
    </style:style>
    <style:style style:name="T20" style:family="text">
      <style:text-properties officeooo:rsid="0028f93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<text:span text:style-name="T18">5</text:span></text:p>
      <text:p text:style-name="P1">Delivery 201<text:span text:style-name="T15">3</text:span> Wk <text:span text:style-name="T16">1</text:span><text:span text:style-name="T18">4</text:span></text:p>
      <text:p text:style-name="P1"/>
      <text:h text:style-name="P26" text:outline-level="1">Dependency Analysis for Kactus2</text:h>
      <text:p text:style-name="P2"/>
      <text:p text:style-name="P2"/>
      <text:p text:style-name="P2"/>
      <text:p text:style-name="P13"><text:span text:style-name="T3">Reporting period:</text:span><text:span text:style-name="T6"><text:tab/>201</text:span><text:span text:style-name="T7">3</text:span><text:span text:style-name="T6"> </text:span><text:span text:style-name="T8">March </text:span><text:span text:style-name="T4">(Wk </text:span><text:span text:style-name="T5">10</text:span><text:span text:style-name="T4"> – Wk </text:span><text:span text:style-name="T5">13</text:span><text:span text:style-name="T4">)</text:span></text:p>
      <text:p text:style-name="P3"/>
      <text:p text:style-name="P4"><text:span text:style-name="T9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9">Delivery:</text:span> Joni-Matti Määttä, Mikko Honkonen, Tommi Korhonen, Timo D. Hämäläinen, Marko Hännikäinen, Francescantonio Della Rosa</text:p>
      <text:p text:style-name="P4"/>
      <text:h text:style-name="P27" text:outline-level="2">1. Description of work</text:h>
      <text:p text:style-name="P8">All features have been implemented. The user interface and features still require some fine-tuning, but in overall, final integration and testing phase can be started.</text:p>
      <text:p text:style-name="P5"/>
      <text:p text:style-name="P5"/>
      <text:p text:style-name="P9">1.1. Results achieved</text:p>
      <text:p text:style-name="P8">Full user interface and features implemented.</text:p>
      <text:p text:style-name="P5"/>
      <text:p text:style-name="P9">1.2. Problems encountered</text:p>
      <text:p text:style-name="P6">-</text:p>
      <text:p text:style-name="P5"/>
      <text:p text:style-name="P9">1.3. Changes to the project plan</text:p>
      <text:p text:style-name="P7">-</text:p>
      <text:p text:style-name="P5"/>
      <text:p text:style-name="P9">1.4. Immediate actions needed</text:p>
      <text:p text:style-name="P8">-</text:p>
      <text:p text:style-name="P5"/>
      <text:p text:style-name="P5"/>
      <text:h text:style-name="P27" text:outline-level="2"/>
      <text:h text:style-name="P29" text:outline-level="2"><draw:frame draw:style-name="fr1" draw:name="Object1" text:anchor-type="paragraph" svg:x="-0.258cm" svg:y="1.349cm" svg:width="17.464cm" svg:height="16.318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2">13</text:span><text:span text:style-name="T1">, the last week of this reporting period)</text:span></text:h>
      <text:h text:style-name="P30" text:outline-level="2"/>
      <text:h text:style-name="P31" text:outline-level="2"><draw:frame draw:style-name="fr1" draw:name="Object2" text:anchor-type="paragraph" svg:x="0.007cm" svg:y="0.778cm" svg:width="16.935cm" svg:height="7.14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13</text:span><text:span text:style-name="T1">, the last week of this reporting period)</text:span></text:h>
      <text:h text:style-name="P28" text:outline-level="2"><text:soft-page-break/>4. Usage Statistics <text:span text:style-name="T1">(finishing wk </text:span><text:span text:style-name="T2">13,</text:span><text:span text:style-name="T1"> the last week of this reporting period)</text:span></text:h>
      <text:p text:style-name="P10"/>
      <text:p text:style-name="P9">4.1. Working hours of the group</text:p>
      <text:p text:style-name="P9"><text:span text:style-name="T10">* </text:span><text:span text:style-name="T11">Planned for complete project: 6</text:span><text:span text:style-name="T12">5</text:span><text:span text:style-name="T11">9 h person hours total</text:span></text:p>
      <text:p text:style-name="P11"><draw:frame draw:style-name="fr1" draw:name="Object3" text:anchor-type="paragraph" svg:x="0.695cm" svg:y="0.132cm" svg:width="15.639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4.2. Working hours per group member</text:p>
      <text:p text:style-name="P12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4.3. Working hours per task</text:p>
      <text:p text:style-name="P9"><draw:frame draw:style-name="fr1" draw:name="Object5" text:anchor-type="paragraph" svg:x="-0.443cm" svg:y="0.028cm" svg:width="17.888cm" svg:height="16.251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5"/>
          </table:table-cell>
          <table:table-cell table:style-name="Table9.B1" office:value-type="string">
            <text:p text:style-name="P14">Planned</text:p>
          </table:table-cell>
          <table:table-cell table:style-name="Table9.C1" office:value-type="string">
            <text:p text:style-name="P14">Realized</text:p>
          </table:table-cell>
          <table:table-cell table:style-name="Table9.D1" office:value-type="string">
            <text:p text:style-name="P21">%</text:p>
          </table:table-cell>
        </table:table-row>
        <table:table-row>
          <table:table-cell table:style-name="Table9.A5" office:value-type="string">
            <text:p text:style-name="P19">Project results achieved</text:p>
            <text:p text:style-name="P17">(not number of deliverables or similar simple metric) </text:p>
          </table:table-cell>
          <table:table-cell table:style-name="Table9.B2" table:number-columns-spanned="2" office:value-type="string">
            <text:p text:style-name="P16">Qualitative, subjective</text:p>
            <text:p text:style-name="P16">self-assessment</text:p>
          </table:table-cell>
          <table:covered-table-cell/>
          <table:table-cell table:style-name="Table9.D2" office:value-type="string">
            <text:p text:style-name="P20"><text:span text:style-name="T18">85</text:span>%</text:p>
          </table:table-cell>
        </table:table-row>
        <table:table-row>
          <table:table-cell table:style-name="Table9.A5" office:value-type="string">
            <text:p text:style-name="P19">Calendar weeks</text:p>
            <text:p text:style-name="P17">(on the timeline from beginning wk to end wk)</text:p>
          </table:table-cell>
          <table:table-cell table:style-name="Table9.B4" office:value-type="string">
            <text:p text:style-name="P18">24 wk</text:p>
          </table:table-cell>
          <table:table-cell table:style-name="Table9.C4" office:value-type="string">
            <text:p text:style-name="P18"><text:span text:style-name="T19">21</text:span> wk</text:p>
          </table:table-cell>
          <table:table-cell table:style-name="Table9.D3" office:value-type="string">
            <text:p text:style-name="P20"><text:span text:style-name="T17">71</text:span>%</text:p>
          </table:table-cell>
        </table:table-row>
        <table:table-row>
          <table:table-cell table:style-name="Table9.A5" office:value-type="string">
            <text:p text:style-name="P19">Person hours</text:p>
          </table:table-cell>
          <table:table-cell table:style-name="Table9.B4" office:value-type="string">
            <text:p text:style-name="P18">6<text:span text:style-name="T13">5</text:span>9 h</text:p>
          </table:table-cell>
          <table:table-cell table:style-name="Table9.C4" office:value-type="string">
            <text:p text:style-name="P18"><text:span text:style-name="T19">2</text:span><text:span text:style-name="T20">66</text:span><text:span text:style-name="T19">,5</text:span> h</text:p>
          </table:table-cell>
          <table:table-cell table:style-name="Table9.D4" office:value-type="string">
            <text:p text:style-name="P20"><text:span text:style-name="T20">40</text:span>%</text:p>
          </table:table-cell>
        </table:table-row>
        <table:table-row>
          <table:table-cell table:style-name="Table9.A5" office:value-type="string">
            <text:p text:style-name="P19">Budget</text:p>
          </table:table-cell>
          <table:table-cell table:style-name="Table9.B5" office:value-type="string">
            <text:p text:style-name="P18">1<text:span text:style-name="T14">6</text:span> <text:span text:style-name="T14">733</text:span> €</text:p>
          </table:table-cell>
          <table:table-cell table:style-name="Table9.C5" office:value-type="string">
            <text:p text:style-name="P18"><text:span text:style-name="T19">6</text:span><text:span text:style-name="T20">766</text:span><text:span text:style-name="T19">,</text:span><text:span text:style-name="T20">84</text:span> €</text:p>
          </table:table-cell>
          <table:table-cell table:style-name="Table9.D5" office:value-type="string">
            <text:p text:style-name="P20"><text:span text:style-name="T20">40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5">Task Table in the Project plan:</text:p>
      <text:p text:style-name="P9"/>
      <text:p text:style-name="P9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9">Deliverables Table in the Project plan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2">ID</text:p>
            </table:table-cell>
            <table:table-cell table:style-name="Table1.A1" office:value-type="string">
              <text:p text:style-name="P22">Deliverable Name</text:p>
            </table:table-cell>
            <table:table-cell table:style-name="Table1.A1" office:value-type="string">
              <text:p text:style-name="P22">Type</text:p>
            </table:table-cell>
            <table:table-cell table:style-name="Table1.A1" office:value-type="string">
              <text:p text:style-name="P22">Delivery Week</text:p>
            </table:table-cell>
            <table:table-cell table:style-name="Table1.E1" office:value-type="string">
              <text:p text:style-name="P22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3">D1</text:p>
          </table:table-cell>
          <table:table-cell table:style-name="Table1.B9" office:value-type="string">
            <text:p text:style-name="P23">Functional specification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2 Wk 50</text:p>
          </table:table-cell>
          <table:table-cell table:style-name="Table1.E9" office:value-type="string">
            <text:p text:style-name="P23">Client, assistant</text:p>
          </table:table-cell>
        </table:table-row>
        <table:table-row table:style-name="Table1.1">
          <table:table-cell table:style-name="Table1.A9" office:value-type="string">
            <text:p text:style-name="P23">D2</text:p>
          </table:table-cell>
          <table:table-cell table:style-name="Table1.B9" office:value-type="string">
            <text:p text:style-name="P23">Technical specification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3 Wk 2</text:p>
          </table:table-cell>
          <table:table-cell table:style-name="Table1.E9" office:value-type="string">
            <text:p text:style-name="P23">Client, assistant</text:p>
          </table:table-cell>
        </table:table-row>
        <table:table-row table:style-name="Table1.1">
          <table:table-cell table:style-name="Table1.A9" office:value-type="string">
            <text:p text:style-name="P23">C1</text:p>
          </table:table-cell>
          <table:table-cell table:style-name="Table1.B9" office:value-type="string">
            <text:p text:style-name="P24">Qt implementation of the tool</text:p>
          </table:table-cell>
          <table:table-cell table:style-name="Table1.C9" office:value-type="string">
            <text:p text:style-name="P23">Codes</text:p>
          </table:table-cell>
          <table:table-cell table:style-name="Table1.D9" office:value-type="string">
            <text:p text:style-name="P23">2013 Wk 15</text:p>
          </table:table-cell>
          <table:table-cell table:style-name="Table1.E9" office:value-type="string">
            <text:p text:style-name="P23">Client</text:p>
          </table:table-cell>
        </table:table-row>
        <table:table-row table:style-name="Table1.1">
          <table:table-cell table:style-name="Table1.A9" office:value-type="string">
            <text:p text:style-name="P23">FR</text:p>
          </table:table-cell>
          <table:table-cell table:style-name="Table1.B9" office:value-type="string">
            <text:p text:style-name="P23">Final report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3 Wk 16</text:p>
          </table:table-cell>
          <table:table-cell table:style-name="Table1.E9" office:value-type="string">
            <text:p text:style-name="P23">Client, assistant</text:p>
          </table:table-cell>
        </table:table-row>
        <table:table-row table:style-name="Table1.1">
          <table:table-cell table:style-name="Table1.A9" office:value-type="string">
            <text:p text:style-name="P23">M1</text:p>
            <text:p text:style-name="P23">M2</text:p>
          </table:table-cell>
          <table:table-cell table:style-name="Table1.B9" office:value-type="string">
            <text:p text:style-name="P23">Monthly status reports 2012 (Nov, Dec)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2 Wk 49</text:p>
            <text:p text:style-name="P23">2013 Wk 2</text:p>
          </table:table-cell>
          <table:table-cell table:style-name="Table1.E9" office:value-type="string">
            <text:p text:style-name="P23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3">M3</text:p>
            <text:p text:style-name="P23">M4</text:p>
            <text:p text:style-name="P23">M5</text:p>
          </table:table-cell>
          <table:table-cell table:style-name="Table1.B9" office:value-type="string">
            <text:p text:style-name="P23">Monthly status reports 2013 (Jan, Feb, Mar)</text:p>
          </table:table-cell>
          <table:table-cell table:style-name="Table1.C9" office:value-type="string">
            <text:p text:style-name="P23"/>
          </table:table-cell>
          <table:table-cell table:style-name="Table1.D9" office:value-type="string">
            <text:p text:style-name="P23">2013 Wk 6</text:p>
            <text:p text:style-name="P23">2013 Wk 10</text:p>
            <text:p text:style-name="P23">2013 Wk 14</text:p>
          </table:table-cell>
          <table:table-cell table:style-name="Table1.E9" office:value-type="string">
            <text:p text:style-name="P23">Assistant</text:p>
          </table:table-cell>
        </table:table-row>
        <table:table-row table:style-name="Table1.1">
          <table:table-cell table:style-name="Table1.A9" office:value-type="string">
            <text:p text:style-name="P23">P1</text:p>
          </table:table-cell>
          <table:table-cell table:style-name="Table1.B9" office:value-type="string">
            <text:p text:style-name="P23">Project plan presentation</text:p>
          </table:table-cell>
          <table:table-cell table:style-name="Table1.C9" office:value-type="string">
            <text:p text:style-name="P23">Presentation</text:p>
          </table:table-cell>
          <table:table-cell table:style-name="Table1.D9" office:value-type="string">
            <text:p text:style-name="P23">2012 Wk 48 </text:p>
          </table:table-cell>
          <table:table-cell table:style-name="Table1.E9" office:value-type="string">
            <text:p text:style-name="P23">Seminar</text:p>
          </table:table-cell>
        </table:table-row>
        <table:table-row table:style-name="Table1.1">
          <table:table-cell table:style-name="Table1.A9" office:value-type="string">
            <text:p text:style-name="P23">P2</text:p>
          </table:table-cell>
          <table:table-cell table:style-name="Table1.B9" office:value-type="string">
            <text:p text:style-name="P24">Final report presentation and live demonstration</text:p>
          </table:table-cell>
          <table:table-cell table:style-name="Table1.C9" office:value-type="string">
            <text:p text:style-name="P24">Presentation + demo</text:p>
          </table:table-cell>
          <table:table-cell table:style-name="Table1.D9" office:value-type="string">
            <text:p text:style-name="P23">2013 Wk 16</text:p>
          </table:table-cell>
          <table:table-cell table:style-name="Table1.E9" office:value-type="string">
            <text:p text:style-name="P23">Seminar</text:p>
          </table:table-cell>
        </table:table-row>
      </table:table>
      <text:p text:style-name="P9"/>
      <text:p text:style-name="P9">Schedule Chart in the Project plan:</text:p>
      <text:p text:style-name="P9"><draw:frame draw:style-name="fr2" draw:name="Object6" text:anchor-type="paragraph" svg:x="-0.019cm" svg:y="0.208cm" svg:width="17.3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9"/>
      <text:p text:style-name="P25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9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5-14T16:43:48.75</dc:date>
    <meta:editing-duration>PT18H14M38S</meta:editing-duration>
    <meta:editing-cycles>232</meta:editing-cycles>
    <meta:generator>LibreOffice/3.6$Windows_x86 LibreOffice_project/58f22d5-270d05a-e2abed1-ea17a85-9b5702</meta:generator>
    <meta:print-date>2013-05-14T16:43:39.10</meta:print-date>
    <meta:document-statistic meta:table-count="2" meta:image-count="0" meta:object-count="9" meta:page-count="7" meta:paragraph-count="100" meta:word-count="344" meta:character-count="2078" meta:non-whitespace-character-count="18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31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2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– 12/2013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6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– 7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8/2013 – 12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5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12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 office:value-type="string">
            <text:p>10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8" office:value-type="string">
            <text:p>8/2013 -</text:p>
          </table:table-cell>
          <table:table-cell table:style-name="ce36" office:value-type="string">
            <text:p>Active</text:p>
          </table:table-cell>
          <table:table-cell table:style-name="ce42" office:value-type="string">
            <text:p>Fine-tuning still needed.</text:p>
          </table:table-cell>
          <table:table-cell table:number-columns-repeated="1018"/>
        </table:table-row>
        <table:table-row table:style-name="ro4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 office:value-type="string">
            <text:p>3/2013 – 9/2013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7" office:value-type="string">
            <text:p>Active</text:p>
          </table:table-cell>
          <table:table-cell table:style-name="ce43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9" office:value-type="string">
            <text:p>7/2013 -</text:p>
          </table:table-cell>
          <table:table-cell table:style-name="ce39" office:value-type="string">
            <text:p>Active</text:p>
          </table:table-cell>
          <table:table-cell table:style-name="ce44"/>
          <table:table-cell table:number-columns-repeated="1018"/>
        </table:table-row>
        <table:table-row table:style-name="ro6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30" office:value-type="string">
            <text:p>46/2012 – 48/2012</text:p>
          </table:table-cell>
          <table:table-cell table:style-name="ce38" office:value-type="string">
            <text:p>Ready</text:p>
          </table:table-cell>
          <table:table-cell table:style-name="ce44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6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6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16/2013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7" table:number-rows-repeated="65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.00.0000</text:date>, <text:time style:data-style-name="N2" text:time-value="0000-00-00T13:47:12.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896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 office:value-type="string">
            <text:p>2013 Wk 10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 office:value-type="string">
            <text:p>2013 Wk 14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.00.0000</text:date>, <text:time style:data-style-name="N2" text:time-value="0000-00-00T08:45:03.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office:value-type="float" office:value="62.85">
            <text:p>62,85</text:p>
          </table:table-cell>
          <table:table-cell office:value-type="float" office:value="93.05">
            <text:p>93,05</text:p>
          </table:table-cell>
          <table:table-cell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.376347305389222">
            <text:p>38%</text:p>
          </table:table-cell>
          <table:table-cell table:style-name="ce6" table:formula="of:=[.T3]/[.T2]" office:value-type="percentage" office:value="0.845909090909091">
            <text:p>85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formula="of:=[.R6]+[.S3]" office:value-type="float" office:value="173.45">
            <text:p>173,45</text:p>
          </table:table-cell>
          <table:table-cell table:formula="of:=[.S6]+[.T3]" office:value-type="float" office:value="266.5">
            <text:p>266,5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 style:data-style-name="N2" text:time-value="0000-00-00T09:40:33.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113.75">
            <text:p>113,75</text:p>
          </table:table-cell>
          <table:table-cell office:value-type="float" office:value="95.5">
            <text:p>95,5</text:p>
          </table:table-cell>
          <table:table-cell office:value-type="float" office:value="57.25">
            <text:p>57,25</text:p>
          </table:table-cell>
          <table:table-cell table:formula="of:=SUM([.X3:.Z3])" office:value-type="float" office:value="266.5">
            <text:p>266,5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517045454545455">
            <text:p>51,70%</text:p>
          </table:table-cell>
          <table:table-cell table:style-name="ce4" table:formula="of:=[.Y3]/[.Y2]" office:value-type="percentage" office:value="0.434090909090909">
            <text:p>43,41%</text:p>
          </table:table-cell>
          <table:table-cell table:style-name="ce4" table:formula="of:=[.Z3]/[.Z2]" office:value-type="percentage" office:value="0.261415525114155">
            <text:p>26,14%</text:p>
          </table:table-cell>
          <table:table-cell table:style-name="ce4" table:formula="of:=[.AA3]/[.AA2]" office:value-type="percentage" office:value="0.404400606980273">
            <text:p>40,44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 style:data-style-name="N2" text:time-value="0000-00-00T09:40:43.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8.6">
            <text:p>28,6</text:p>
          </table:table-cell>
          <table:table-cell table:style-name="ce27" table:formula="of:=[.AF2]/[.AE2]" office:value-type="percentage" office:value="0.476666666666667">
            <text:p>47,67%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1.35">
            <text:p>11,35</text:p>
          </table:table-cell>
          <table:table-cell table:style-name="ce27" table:formula="of:=[.AF3]/[.AE3]" office:value-type="percentage" office:value="0.227">
            <text:p>22,70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2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37.75">
            <text:p>37,75</text:p>
          </table:table-cell>
          <table:table-cell table:style-name="ce27" table:formula="of:=[.AF4]/[.AE4]" office:value-type="percentage" office:value="0.49025974025974">
            <text:p>49,03%</text:p>
          </table:table-cell>
          <table:table-cell table:style-name="ce31" office:value-type="string">
            <text:p>Ready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75">
            <text:p>1,75</text:p>
          </table:table-cell>
          <table:table-cell table:style-name="ce28" table:formula="of:=[.AF5]/[.AE5]" office:value-type="percentage" office:value="0.291666666666667">
            <text:p>29,17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8" table:formula="of:=[.AF6]/[.AE6]" office:value-type="percentage" office:value="0.45">
            <text:p>4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8" table:formula="of:=[.AF7]/[.AE7]" office:value-type="percentage" office:value="0.875">
            <text:p>87,5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.5">
            <text:p>2,5</text:p>
          </table:table-cell>
          <table:table-cell table:style-name="ce28" table:formula="of:=[.AF8]/[.AE8]" office:value-type="percentage" office:value="0.25">
            <text:p>2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3.5">
            <text:p>13,5</text:p>
          </table:table-cell>
          <table:table-cell table:style-name="ce28" table:formula="of:=[.AF9]/[.AE9]" office:value-type="percentage" office:value="0.54">
            <text:p>54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8" table:formula="of:=[.AF10]/[.AE10]" office:value-type="percentage" office:value="0.5">
            <text:p>5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82">
            <text:p>82</text:p>
          </table:table-cell>
          <table:table-cell table:style-name="ce27" table:formula="of:=[.AF11]/[.AE11]" office:value-type="percentage" office:value="0.482352941176471">
            <text:p>48,24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8" table:formula="of:=[.AF12]/[.AE12]" office:value-type="percentage" office:value="0.32">
            <text:p>32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4">
            <text:p>24</text:p>
          </table:table-cell>
          <table:table-cell table:style-name="ce28" table:formula="of:=[.AF13]/[.AE13]" office:value-type="percentage" office:value="0.342857142857143">
            <text:p>34,29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.5">
            <text:p>16,5</text:p>
          </table:table-cell>
          <table:table-cell table:style-name="ce28" table:formula="of:=[.AF14]/[.AE14]" office:value-type="percentage" office:value="1.1">
            <text:p>110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,5</text:p>
          </table:table-cell>
          <table:table-cell table:style-name="ce28" table:formula="of:=[.AF15]/[.AE15]" office:value-type="percentage" office:value="0.05">
            <text:p>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 table:style-name="ce28" table:formula="of:=[.AF16]/[.AE16]" office:value-type="percentage" office:value="2">
            <text:p>2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8" table:formula="of:=[.AF17]/[.AE17]" office:value-type="percentage" office:value="0.333333333333333">
            <text:p>33,33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19">
            <text:p>19</text:p>
          </table:table-cell>
          <table:table-cell table:style-name="ce27" table:formula="of:=[.AF18]/[.AE18]" office:value-type="percentage" office:value="0.633333333333333">
            <text:p>63,33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8" table:formula="of:=[.AF19]/[.AE19]" office:value-type="percentage" office:value="3">
            <text:p>3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8" table:formula="of:=[.AF20]/[.AE20]" office:value-type="percentage" office:value="0.16">
            <text:p>16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14">
            <text:p>14</text:p>
          </table:table-cell>
          <table:table-cell table:style-name="ce27" table:formula="of:=[.AF21]/[.AE21]" office:value-type="percentage" office:value="0.175">
            <text:p>17,50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74.3">
            <text:p>74,3</text:p>
          </table:table-cell>
          <table:table-cell table:style-name="ce27" table:formula="of:=[.AF22]/[.AE22]" office:value-type="percentage" office:value="0.386979166666667">
            <text:p>38,70%</text:p>
          </table:table-cell>
          <table:table-cell table:style-name="ce33" office:value-type="string">
            <text:p>Active</text:p>
          </table:table-cell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1.25">
            <text:p>41,25</text:p>
          </table:table-cell>
          <table:table-cell table:style-name="ce28" table:formula="of:=[.AF23]/[.AE23]" office:value-type="percentage" office:value="0.6875">
            <text:p>68,75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.75">
            <text:p>9,75</text:p>
          </table:table-cell>
          <table:table-cell table:style-name="ce28" table:formula="of:=[.AF24]/[.AE24]" office:value-type="percentage" office:value="0.325">
            <text:p>32,5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.8">
            <text:p>0,8</text:p>
          </table:table-cell>
          <table:table-cell table:style-name="ce28" table:formula="of:=[.AF25]/[.AE25]" office:value-type="percentage" office:value="0.08">
            <text:p>8,00%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First meeting held.</text:p>
          </table:table-cell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3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5">
            <text:p>15</text:p>
          </table:table-cell>
          <table:table-cell table:style-name="ce29" table:formula="of:=[.AF29]/[.AE29]" office:value-type="percentage" office:value="0.375">
            <text:p>37,50%</text:p>
          </table:table-cell>
          <table:table-cell table:style-name="ce35" office:value-type="string">
            <text:p>Active</text:p>
          </table:table-cell>
          <table:table-cell table:style-name="ce44"/>
          <table:table-cell table:number-columns-repeated="989"/>
        </table:table-row>
        <table:table-row table:style-name="ro5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267">
            <text:p>267</text:p>
          </table:table-cell>
          <table:table-cell table:style-name="ce28" table:formula="of:=[.AF30]/[.AE30]" office:value-type="percentage" office:value="0.4051593323217">
            <text:p>40,52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6" table:number-rows-repeated="65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 style:data-style-name="N2" text:time-value="0000-00-00T09:41:41.9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16:43:30.6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2:59.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